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2.25pt" style:font-size-complex="14pt"/>
    </style:style>
    <style:style style:name="P2" style:family="paragraph" style:parent-style-name="Table_20_Contents">
      <style:text-properties fo:color="#800000" style:font-name="Calibri" fo:font-size="22pt" fo:font-style="italic" fo:font-weight="normal" officeooo:rsid="00684242" officeooo:paragraph-rsid="0016f569" style:font-size-asian="22pt" style:font-style-asian="italic" style:font-weight-asian="normal" style:font-size-complex="22pt" style:font-style-complex="italic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text:a xlink:type="simple" xlink:href="http://www.mclibre.org/consultar/php/lecciones/php_recogida_datos.html" text:style-name="Internet_20_link">http://www.mclibre.org/consultar/php/lecciones/php_recogida_datos.html</text:a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6T13:44:53.326349000</meta:creation-date>
    <dc:date>2015-02-06T13:45:29.932278000</dc:date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70" meta:non-whitespace-character-count="70"/>
    <meta:generator>LibreOffice/4.2.8.2$MacOSX_X86_64 LibreOffice_project/48d50dbfc06349262c9d50868e5c1f630a573ebd</meta:generator>
  </office:meta>
</office:document-meta>
</file>